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43c90" officeooo:paragraph-rsid="00376333"/>
    </style:style>
    <style:style style:name="P2" style:family="paragraph" style:parent-style-name="Text_20_body">
      <style:text-properties officeooo:rsid="00343c90" officeooo:paragraph-rsid="003a7c53"/>
    </style:style>
    <style:style style:name="P3" style:family="paragraph" style:parent-style-name="Text_20_body">
      <style:text-properties fo:font-weight="normal" officeooo:rsid="002f4fc6" officeooo:paragraph-rsid="003a7c53" style:font-weight-asian="normal" style:font-weight-complex="normal"/>
    </style:style>
    <style:style style:name="T1" style:family="text">
      <style:text-properties fo:font-size="7pt" officeooo:rsid="003a148c" style:font-size-asian="7pt" style:font-size-complex="7pt"/>
    </style:style>
    <style:style style:name="T2" style:family="text">
      <style:text-properties fo:font-size="7pt" officeooo:rsid="002efa7f" style:font-size-asian="7pt" style:font-size-complex="7pt"/>
    </style:style>
    <style:style style:name="T3" style:family="text">
      <style:text-properties fo:font-size="7pt" officeooo:rsid="003a7c53" style:font-size-asian="7pt" style:font-size-complex="7pt"/>
    </style:style>
    <style:style style:name="T4" style:family="text">
      <style:text-properties officeooo:rsid="003a7c53"/>
    </style:style>
    <style:style style:name="T5" style:family="text">
      <style:text-properties officeooo:rsid="003b15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5">Getting started with </text:span>the library</text:h>
      <text:p text:style-name="P1"><text:span text:style-name="T1">190502</text:span><text:span text:style-name="T2">, updated 1</text:span><text:span text:style-name="T3">6</text:span><text:span text:style-name="T2">.</text:span><text:span text:style-name="T3">7</text:span><text:span text:style-name="T2">.2019/pekka</text:span></text:p>
      <text:p text:style-name="P2">I think the best way to get started using the library is to <text:span text:style-name="T4">try it out: Glance trough introduction chapter in this document. C</text:span>heck it out from GIT repository. <text:s/><text:span text:style-name="T4">C</text:span>ompile <text:span text:style-name="T4">it under Linux or Windows </text:span>and run/<text:span text:style-name="T4">look </text:span>trough the code examples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1T22:15:22.219982832</dc:date>
    <meta:editing-duration>PT52M43S</meta:editing-duration>
    <meta:editing-cycles>30</meta:editing-cycles>
    <meta:generator>LibreOffice/6.2.4.2$Linux_X86_64 LibreOffice_project/20$Build-2</meta:generator>
    <meta:document-statistic meta:table-count="0" meta:image-count="0" meta:object-count="0" meta:page-count="1" meta:paragraph-count="3" meta:word-count="49" meta:character-count="296" meta:non-whitespace-character-count="248"/>
  </office:meta>
</office:document-meta>
</file>